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15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2-04_24-49-45_000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2-04_24-47-20_000.jpg</text:p>
          </table:table-cell>
          <table:table-cell table:style-name="ce2" office:value-type="string">
            <text:p>:dessin / ウミガメ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7-02-04_24-29-07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7-02-04_24-29-05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2-04_16-55-25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2-04_16-49-22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2-04_16-38-58_000.jpg</text:p>
          </table:table-cell>
          <table:table-cell office:value-type="string">
            <text:p>:m 食べた物　間食 /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2017-02-04_16-35-53_000.jpg</text:p>
          </table:table-cell>
          <table:table-cell table:style-name="ce4" office:value-type="string">
            <text:p>:m other :i / 猫　不妊手術　捕獲　洗濯網　作り方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7-02-04_16-35-39_000.jpg</text:p>
          </table:table-cell>
          <table:table-cell office:value-type="string">
            <text:p>:m dayplan / 2017_0203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2017-02-04_16-35-30_000.jpg</text:p>
          </table:table-cell>
          <table:table-cell table:style-name="ce4" office:value-type="string">
            <text:p>:m other / ソーテック / リスト　出勤時　移すもの、ポケットへ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2-04_09-46-03_000.jpg</text:p>
          </table:table-cell>
          <table:table-cell office:value-type="string">
            <text:p>:PHOTO 面白いもの / @能満寺バス停付近 / 工事　道路舗装　工事重機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2-04_09-45-00_000.jpg</text:p>
          </table:table-cell>
          <table:table-cell office:value-type="string">
            <text:p>:PHOTO 面白いもの / @能満寺バス停付近 / 工事　道路舗装　工事重機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2-04_09-44-55_000.jpg</text:p>
          </table:table-cell>
          <table:table-cell office:value-type="string">
            <text:p>:PHOTO 面白いもの / @能満寺バス停付近 / 工事　道路舗装　工事重機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2-04_09-44-47_000.jpg</text:p>
          </table:table-cell>
          <table:table-cell office:value-type="string">
            <text:p>:PHOTO 面白いもの / @能満寺バス停付近 / 工事　道路舗装　舗装のやり方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2-04_09-44-29_000.jpg</text:p>
          </table:table-cell>
          <table:table-cell office:value-type="string">
            <text:p>:PHOTO 面白いもの / @能満寺バス停付近 / 工事　道路舗装　舗装のやり方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2-04_09-44-27_000.jpg</text:p>
          </table:table-cell>
          <table:table-cell office:value-type="string">
            <text:p>:PHOTO 面白いもの / @能満寺バス停付近 / 工事　道路舗装　舗装のやり方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2-04_09-44-20_000.jpg</text:p>
          </table:table-cell>
          <table:table-cell office:value-type="string">
            <text:p>:PHOTO 面白いもの / @能満寺バス停付近 / 工事　道路舗装　舗装のやり方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2-04_08-19-53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2-04_08-18-26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2-04_08-16-39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2-04_08-14-53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7-02-04_07-46-38_000.jpg</text:p>
          </table:table-cell>
          <table:table-cell office:value-type="string">
            <text:p>:m 食べた物/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2017-02-04_07-34-04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2017-02-04_07-34-02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2017-02-04_07-34-00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2017-02-04_07-33-56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2017-02-04_07-27-17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2017-02-04_07-27-11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2017-02-04_07-27-08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2017-02-04_07-27-06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2017-02-04_02-51-53_001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2017-02-04_02-51-53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2017-02-04_02-51-52_003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2017-02-04_02-51-52_002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2017-02-04_02-51-52_001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2017-02-04_02-51-52_000.jpg</text:p>
          </table:table-cell>
          <table:table-cell office:value-type="string">
            <text:p>:m 食べた物/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2017-02-03_23-05-10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2017-02-03_23-05-07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2017-02-03_22-00-51_000.jpg</text:p>
          </table:table-cell>
          <table:table-cell table:style-name="ce4" office:value-type="string">
            <text:p>:m other / 溝口クリニック　リスト　サプリメント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2017-02-03_20-55-29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2017-02-03_20-51-10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2017-02-03_20-48-40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2017-02-03_20-46-40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2017-02-03_20-44-54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2017-02-03_20-43-10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2017-02-03_19-52-07_000.jpg</text:p>
          </table:table-cell>
          <table:table-cell office:value-type="string">
            <text:p>:m 食べた物/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string">
            <text:p>2017-02-03_19-16-52_000.jpg</text:p>
          </table:table-cell>
          <table:table-cell table:style-name="ce4" office:value-type="string">
            <text:p>:m other / plan / 猫　不妊手術　行動計画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2017-02-03_19-12-16_000.jpg</text:p>
          </table:table-cell>
          <table:table-cell table:style-name="ce2" office:value-type="string">
            <text:p>:m music / log / kb / done / N+ 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2017-02-03_17-14-37_000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2017-02-03_15-54-33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2017-02-03_15-51-30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2017-02-03_15-48-02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2017-02-03_15-42-16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2017-02-03_15-36-31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2017-02-03_15-34-28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2017-02-03_15-32-58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2017-02-03_15-31-19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2017-02-03_15-25-47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2017-02-03_15-22-02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2017-02-03_15-17-41_000.jpg</text:p>
          </table:table-cell>
          <table:table-cell office:value-type="string">
            <text:p>:m 食べた物　間食 /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2017-02-03_13-37-01_000.jpg</text:p>
          </table:table-cell>
          <table:table-cell table:style-name="ce4" office:value-type="string">
            <text:p>:m 家電エンジニア / 4#1 1*1 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2017-02-03_13-36-43_000.jpg</text:p>
          </table:table-cell>
          <table:table-cell table:style-name="ce4" office:value-type="string">
            <text:p>:m 家電エンジニア / 3#1 1*1 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string">
            <text:p>2017-02-03_11-42-08_000.jpg</text:p>
          </table:table-cell>
          <table:table-cell table:style-name="ce4" office:value-type="string">
            <text:p>:m other / ソーテック / レビューメモ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2017/02/05</text:date>, <text:time>15:39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5T15:39:39.04</dc:date>
    <dc:creator>岩淵 謙</dc:creator>
    <meta:generator>OpenOffice/4.1.3$Win32 OpenOffice.org_project/413m1$Build-9783</meta:generator>
    <meta:editing-duration>PT29M29S</meta:editing-duration>
    <meta:editing-cycles>21</meta:editing-cycles>
    <meta:document-statistic meta:table-count="1" meta:cell-count="192" meta:object-count="0"/>
  </office:meta>
</office:document-meta>
</file>